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3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978in"/>
    </style:style>
    <style:style style:name="co4" style:family="table-column">
      <style:table-column-properties fo:break-before="auto" style:column-width="1.045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0" table:default-cell-style-name="ce3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lassé pour nom de marque (1ere place?)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SEO on page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robots.txt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version principale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pas de contenu dupliqué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pb d indexation/ crawling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5" office:value-type="string" calcext:value-type="string">
            <text:p>&lt;meta name="robots" content="index,follow" /&gt;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architecture site web “flat”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meta description</text:p>
          </table:table-cell>
          <table:table-cell office:value-type="string" calcext:value-type="string">
            <text:p>pas de 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&gt;Problemes importants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seo</text:p>
          </table:table-cell>
          <table:table-cell table:style-name="ce4" office:value-type="string" calcext:value-type="string">
            <text:p>pas de contenu dupliqué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broken link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adresses des pages pas opti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30T12:33:25</meta:creation-date>
    <meta:initial-creator>Utilisateur Microsoft Office</meta:initial-creator>
    <dc:language>en-US</dc:language>
    <dc:date>2021-07-30T15:16:23.097407741</dc:date>
    <meta:editing-cycles>3</meta:editing-cycles>
    <meta:editing-duration>PT15M37S</meta:editing-duration>
    <meta:generator>LibreOffice/7.1.4.2$Linux_X86_64 LibreOffice_project/10$Build-2</meta:generator>
    <meta:document-statistic meta:table-count="1" meta:cell-count="31" meta:object-count="0"/>
    <meta:user-defined meta:name="AppVersion">15.0000</meta:user-defined>
  </office:meta>
</office:document-meta>
</file>